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6.0116"/>
          <table:table-cell office:value-type="float" office:value="43.161"/>
          <table:table-cell office:value-type="float" office:value="41.6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110988.0"/>
          <table:table-cell office:value-type="float" office:value="763053.0"/>
          <table:table-cell office:value-type="float" office:value="215478.0"/>
          <table:table-cell office:value-type="float" office:value="832648.0"/>
          <table:table-cell office:value-type="float" office:value="192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1929"/>
          <table:table-cell office:value-type="float" office:value="35.742"/>
          <table:table-cell office:value-type="float" office:value="34.27"/>
          <table:table-cell office:value-type="float" office:value="1.0"/>
          <table:table-cell office:value-type="float" office:value="0.0"/>
          <table:table-cell office:value-type="float" office:value="204.0"/>
          <table:table-cell office:value-type="float" office:value="61327.0"/>
          <table:table-cell office:value-type="float" office:value="1351315.0"/>
          <table:table-cell office:value-type="float" office:value="215478.0"/>
          <table:table-cell office:value-type="float" office:value="832648.0"/>
          <table:table-cell office:value-type="float" office:value="1932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22217"/>
          <table:table-cell office:value-type="float" office:value="1.35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4.0"/>
          <table:table-cell office:value-type="float" office:value="4198.0"/>
          <table:table-cell office:value-type="float" office:value="216406.0"/>
          <table:table-cell office:value-type="float" office:value="836294.0"/>
          <table:table-cell office:value-type="float" office:value="1943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5.8177"/>
          <table:table-cell office:value-type="float" office:value="22.973"/>
          <table:table-cell office:value-type="float" office:value="21.33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57654.0"/>
          <table:table-cell office:value-type="float" office:value="528985.0"/>
          <table:table-cell office:value-type="float" office:value="215478.0"/>
          <table:table-cell office:value-type="float" office:value="832649.0"/>
          <table:table-cell office:value-type="float" office:value="1927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1334"/>
          <table:table-cell office:value-type="float" office:value="30.641"/>
          <table:table-cell office:value-type="float" office:value="29.11"/>
          <table:table-cell office:value-type="float" office:value="1.0"/>
          <table:table-cell office:value-type="float" office:value="0.0"/>
          <table:table-cell office:value-type="float" office:value="186.0"/>
          <table:table-cell office:value-type="float" office:value="57944.0"/>
          <table:table-cell office:value-type="float" office:value="1083191.0"/>
          <table:table-cell office:value-type="float" office:value="215478.0"/>
          <table:table-cell office:value-type="float" office:value="832649.0"/>
          <table:table-cell office:value-type="float" office:value="192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7186"/>
          <table:table-cell office:value-type="float" office:value="1.796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0.0"/>
          <table:table-cell office:value-type="float" office:value="3409.0"/>
          <table:table-cell office:value-type="float" office:value="216406.0"/>
          <table:table-cell office:value-type="float" office:value="836295.0"/>
          <table:table-cell office:value-type="float" office:value="1943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5.6035"/>
          <table:table-cell office:value-type="float" office:value="32.78"/>
          <table:table-cell office:value-type="float" office:value="31.2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6679.0"/>
          <table:table-cell office:value-type="float" office:value="766662.0"/>
          <table:table-cell office:value-type="float" office:value="215478.0"/>
          <table:table-cell office:value-type="float" office:value="832648.0"/>
          <table:table-cell office:value-type="float" office:value="192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7316"/>
          <table:table-cell office:value-type="float" office:value="41.232"/>
          <table:table-cell office:value-type="float" office:value="39.79"/>
          <table:table-cell office:value-type="float" office:value="1.0"/>
          <table:table-cell office:value-type="float" office:value="0.0"/>
          <table:table-cell office:value-type="float" office:value="254.0"/>
          <table:table-cell office:value-type="float" office:value="84404.0"/>
          <table:table-cell office:value-type="float" office:value="1387600.0"/>
          <table:table-cell office:value-type="float" office:value="215478.0"/>
          <table:table-cell office:value-type="float" office:value="832648.0"/>
          <table:table-cell office:value-type="float" office:value="1927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62835"/>
          <table:table-cell office:value-type="float" office:value="1.69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.0"/>
          <table:table-cell office:value-type="float" office:value="2387.0"/>
          <table:table-cell office:value-type="float" office:value="216406.0"/>
          <table:table-cell office:value-type="float" office:value="836294.0"/>
          <table:table-cell office:value-type="float" office:value="1943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6.9377"/>
          <table:table-cell office:value-type="float" office:value="34.011"/>
          <table:table-cell office:value-type="float" office:value="32.49"/>
          <table:table-cell office:value-type="float" office:value="0.0"/>
          <table:table-cell office:value-type="float" office:value="0.0"/>
          <table:table-cell office:value-type="float" office:value="297.0"/>
          <table:table-cell office:value-type="float" office:value="94401.0"/>
          <table:table-cell office:value-type="float" office:value="630799.0"/>
          <table:table-cell office:value-type="float" office:value="215478.0"/>
          <table:table-cell office:value-type="float" office:value="832648.0"/>
          <table:table-cell office:value-type="float" office:value="192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046"/>
          <table:table-cell office:value-type="float" office:value="19.507"/>
          <table:table-cell office:value-type="float" office:value="17.96"/>
          <table:table-cell office:value-type="float" office:value="0.0"/>
          <table:table-cell office:value-type="float" office:value="0.0"/>
          <table:table-cell office:value-type="float" office:value="176.0"/>
          <table:table-cell office:value-type="float" office:value="48976.0"/>
          <table:table-cell office:value-type="float" office:value="388959.0"/>
          <table:table-cell office:value-type="float" office:value="215478.0"/>
          <table:table-cell office:value-type="float" office:value="832648.0"/>
          <table:table-cell office:value-type="float" office:value="192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3137"/>
          <table:table-cell office:value-type="float" office:value="2.534"/>
          <table:table-cell office:value-type="float" office:value="0.87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668.0"/>
          <table:table-cell office:value-type="float" office:value="32493.0"/>
          <table:table-cell office:value-type="float" office:value="216406.0"/>
          <table:table-cell office:value-type="float" office:value="836294.0"/>
          <table:table-cell office:value-type="float" office:value="1943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1.9216"/>
          <table:table-cell office:value-type="float" office:value="58.998"/>
          <table:table-cell office:value-type="float" office:value="57.55"/>
          <table:table-cell office:value-type="float" office:value="0.0"/>
          <table:table-cell office:value-type="float" office:value="0.0"/>
          <table:table-cell office:value-type="float" office:value="437.0"/>
          <table:table-cell office:value-type="float" office:value="152201.0"/>
          <table:table-cell office:value-type="float" office:value="1260076.0"/>
          <table:table-cell office:value-type="float" office:value="215478.0"/>
          <table:table-cell office:value-type="float" office:value="832649.0"/>
          <table:table-cell office:value-type="float" office:value="192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391"/>
          <table:table-cell office:value-type="float" office:value="34.59"/>
          <table:table-cell office:value-type="float" office:value="33.11"/>
          <table:table-cell office:value-type="float" office:value="1.0"/>
          <table:table-cell office:value-type="float" office:value="0.0"/>
          <table:table-cell office:value-type="float" office:value="235.0"/>
          <table:table-cell office:value-type="float" office:value="71135.0"/>
          <table:table-cell office:value-type="float" office:value="1129415.0"/>
          <table:table-cell office:value-type="float" office:value="215478.0"/>
          <table:table-cell office:value-type="float" office:value="832649.0"/>
          <table:table-cell office:value-type="float" office:value="192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7035"/>
          <table:table-cell office:value-type="float" office:value="5.782"/>
          <table:table-cell office:value-type="float" office:value="4.04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15430.0"/>
          <table:table-cell office:value-type="float" office:value="89094.0"/>
          <table:table-cell office:value-type="float" office:value="216406.0"/>
          <table:table-cell office:value-type="float" office:value="836295.0"/>
          <table:table-cell office:value-type="float" office:value="1943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5.6761"/>
          <table:table-cell office:value-type="float" office:value="12.343"/>
          <table:table-cell office:value-type="float" office:value="10.27"/>
          <table:table-cell office:value-type="float" office:value="0.0"/>
          <table:table-cell office:value-type="float" office:value="0.0"/>
          <table:table-cell office:value-type="float" office:value="109.0"/>
          <table:table-cell office:value-type="float" office:value="30090.0"/>
          <table:table-cell office:value-type="float" office:value="335737.0"/>
          <table:table-cell office:value-type="float" office:value="244600.0"/>
          <table:table-cell office:value-type="float" office:value="942478.0"/>
          <table:table-cell office:value-type="float" office:value="206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22284"/>
          <table:table-cell office:value-type="float" office:value="5.913"/>
          <table:table-cell office:value-type="float" office:value="4.32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171.0"/>
          <table:table-cell office:value-type="float" office:value="147289.0"/>
          <table:table-cell office:value-type="float" office:value="244600.0"/>
          <table:table-cell office:value-type="float" office:value="942478.0"/>
          <table:table-cell office:value-type="float" office:value="205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16623"/>
          <table:table-cell office:value-type="float" office:value="1.857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1777.0"/>
          <table:table-cell office:value-type="float" office:value="245528.0"/>
          <table:table-cell office:value-type="float" office:value="946124.0"/>
          <table:table-cell office:value-type="float" office:value="2081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9.4453"/>
          <table:table-cell office:value-type="float" office:value="16.423"/>
          <table:table-cell office:value-type="float" office:value="14.67"/>
          <table:table-cell office:value-type="float" office:value="0.0"/>
          <table:table-cell office:value-type="float" office:value="0.0"/>
          <table:table-cell office:value-type="float" office:value="141.0"/>
          <table:table-cell office:value-type="float" office:value="45988.0"/>
          <table:table-cell office:value-type="float" office:value="418164.0"/>
          <table:table-cell office:value-type="float" office:value="244600.0"/>
          <table:table-cell office:value-type="float" office:value="942478.0"/>
          <table:table-cell office:value-type="float" office:value="205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8435"/>
          <table:table-cell office:value-type="float" office:value="23.555"/>
          <table:table-cell office:value-type="float" office:value="21.95"/>
          <table:table-cell office:value-type="float" office:value="1.0"/>
          <table:table-cell office:value-type="float" office:value="0.0"/>
          <table:table-cell office:value-type="float" office:value="199.0"/>
          <table:table-cell office:value-type="float" office:value="57531.0"/>
          <table:table-cell office:value-type="float" office:value="962996.0"/>
          <table:table-cell office:value-type="float" office:value="244600.0"/>
          <table:table-cell office:value-type="float" office:value="942478.0"/>
          <table:table-cell office:value-type="float" office:value="205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3351"/>
          <table:table-cell office:value-type="float" office:value="2.211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0.0"/>
          <table:table-cell office:value-type="float" office:value="6669.0"/>
          <table:table-cell office:value-type="float" office:value="245528.0"/>
          <table:table-cell office:value-type="float" office:value="946124.0"/>
          <table:table-cell office:value-type="float" office:value="2074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1.4094"/>
          <table:table-cell office:value-type="float" office:value="18.588"/>
          <table:table-cell office:value-type="float" office:value="16.83"/>
          <table:table-cell office:value-type="float" office:value="0.0"/>
          <table:table-cell office:value-type="float" office:value="0.0"/>
          <table:table-cell office:value-type="float" office:value="171.0"/>
          <table:table-cell office:value-type="float" office:value="51824.0"/>
          <table:table-cell office:value-type="float" office:value="378198.0"/>
          <table:table-cell office:value-type="float" office:value="244600.0"/>
          <table:table-cell office:value-type="float" office:value="942479.0"/>
          <table:table-cell office:value-type="float" office:value="205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3132"/>
          <table:table-cell office:value-type="float" office:value="15.849"/>
          <table:table-cell office:value-type="float" office:value="14.09"/>
          <table:table-cell office:value-type="float" office:value="1.0"/>
          <table:table-cell office:value-type="float" office:value="0.0"/>
          <table:table-cell office:value-type="float" office:value="123.0"/>
          <table:table-cell office:value-type="float" office:value="33443.0"/>
          <table:table-cell office:value-type="float" office:value="606301.0"/>
          <table:table-cell office:value-type="float" office:value="244600.0"/>
          <table:table-cell office:value-type="float" office:value="942479.0"/>
          <table:table-cell office:value-type="float" office:value="2058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59475"/>
          <table:table-cell office:value-type="float" office:value="2.618"/>
          <table:table-cell office:value-type="float" office:value="0.78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937.0"/>
          <table:table-cell office:value-type="float" office:value="26030.0"/>
          <table:table-cell office:value-type="float" office:value="245528.0"/>
          <table:table-cell office:value-type="float" office:value="946125.0"/>
          <table:table-cell office:value-type="float" office:value="2074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1.6813"/>
          <table:table-cell office:value-type="float" office:value="38.271"/>
          <table:table-cell office:value-type="float" office:value="36.78"/>
          <table:table-cell office:value-type="float" office:value="0.0"/>
          <table:table-cell office:value-type="float" office:value="0.0"/>
          <table:table-cell office:value-type="float" office:value="316.0"/>
          <table:table-cell office:value-type="float" office:value="112746.0"/>
          <table:table-cell office:value-type="float" office:value="810066.0"/>
          <table:table-cell office:value-type="float" office:value="244600.0"/>
          <table:table-cell office:value-type="float" office:value="942480.0"/>
          <table:table-cell office:value-type="float" office:value="206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6612"/>
          <table:table-cell office:value-type="float" office:value="8.353"/>
          <table:table-cell office:value-type="float" office:value="6.77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23092.0"/>
          <table:table-cell office:value-type="float" office:value="153263.0"/>
          <table:table-cell office:value-type="float" office:value="244600.0"/>
          <table:table-cell office:value-type="float" office:value="942480.0"/>
          <table:table-cell office:value-type="float" office:value="205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0447"/>
          <table:table-cell office:value-type="float" office:value="2.188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57.0"/>
          <table:table-cell office:value-type="float" office:value="12074.0"/>
          <table:table-cell office:value-type="float" office:value="245528.0"/>
          <table:table-cell office:value-type="float" office:value="946126.0"/>
          <table:table-cell office:value-type="float" office:value="2074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3.821"/>
          <table:table-cell office:value-type="float" office:value="30.534"/>
          <table:table-cell office:value-type="float" office:value="29.02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519.0"/>
          <table:table-cell office:value-type="float" office:value="578747.0"/>
          <table:table-cell office:value-type="float" office:value="244600.0"/>
          <table:table-cell office:value-type="float" office:value="942480.0"/>
          <table:table-cell office:value-type="float" office:value="205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002"/>
          <table:table-cell office:value-type="float" office:value="10.692"/>
          <table:table-cell office:value-type="float" office:value="9.11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27470.0"/>
          <table:table-cell office:value-type="float" office:value="283708.0"/>
          <table:table-cell office:value-type="float" office:value="244600.0"/>
          <table:table-cell office:value-type="float" office:value="942480.0"/>
          <table:table-cell office:value-type="float" office:value="205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66513"/>
          <table:table-cell office:value-type="float" office:value="2.698"/>
          <table:table-cell office:value-type="float" office:value="0.7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331.0"/>
          <table:table-cell office:value-type="float" office:value="22542.0"/>
          <table:table-cell office:value-type="float" office:value="245528.0"/>
          <table:table-cell office:value-type="float" office:value="946126.0"/>
          <table:table-cell office:value-type="float" office:value="2078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8.3696"/>
          <table:table-cell office:value-type="float" office:value="16.148"/>
          <table:table-cell office:value-type="float" office:value="15.7"/>
          <table:table-cell office:value-type="float" office:value="0.0"/>
          <table:table-cell office:value-type="float" office:value="0.0"/>
          <table:table-cell office:value-type="float" office:value="234.0"/>
          <table:table-cell office:value-type="float" office:value="68038.0"/>
          <table:table-cell office:value-type="float" office:value="386874.0"/>
          <table:table-cell office:value-type="float" office:value="72410.0"/>
          <table:table-cell office:value-type="float" office:value="276935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3238"/>
          <table:table-cell office:value-type="float" office:value="31.391"/>
          <table:table-cell office:value-type="float" office:value="30.86"/>
          <table:table-cell office:value-type="float" office:value="0.0"/>
          <table:table-cell office:value-type="float" office:value="0.0"/>
          <table:table-cell office:value-type="float" office:value="504.0"/>
          <table:table-cell office:value-type="float" office:value="157297.0"/>
          <table:table-cell office:value-type="float" office:value="653413.0"/>
          <table:table-cell office:value-type="float" office:value="72410.0"/>
          <table:table-cell office:value-type="float" office:value="276935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3749"/>
          <table:table-cell office:value-type="float" office:value="0.656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49.0"/>
          <table:table-cell office:value-type="float" office:value="4118.0"/>
          <table:table-cell office:value-type="float" office:value="72848.0"/>
          <table:table-cell office:value-type="float" office:value="27866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7.0051"/>
          <table:table-cell office:value-type="float" office:value="14.717"/>
          <table:table-cell office:value-type="float" office:value="14.26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7557.0"/>
          <table:table-cell office:value-type="float" office:value="400446.0"/>
          <table:table-cell office:value-type="float" office:value="72410.0"/>
          <table:table-cell office:value-type="float" office:value="276935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46455"/>
          <table:table-cell office:value-type="float" office:value="2.563"/>
          <table:table-cell office:value-type="float" office:value="1.99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1088.0"/>
          <table:table-cell office:value-type="float" office:value="112015.0"/>
          <table:table-cell office:value-type="float" office:value="72410.0"/>
          <table:table-cell office:value-type="float" office:value="276935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3714"/>
          <table:table-cell office:value-type="float" office:value="0.56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55.0"/>
          <table:table-cell office:value-type="float" office:value="72848.0"/>
          <table:table-cell office:value-type="float" office:value="278667.0"/>
          <table:table-cell office:value-type="float" office:value="1345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0.0373"/>
          <table:table-cell office:value-type="float" office:value="17.752"/>
          <table:table-cell office:value-type="float" office:value="17.29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74590.0"/>
          <table:table-cell office:value-type="float" office:value="425211.0"/>
          <table:table-cell office:value-type="float" office:value="72410.0"/>
          <table:table-cell office:value-type="float" office:value="276935.0"/>
          <table:table-cell office:value-type="float" office:value="125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6945"/>
          <table:table-cell office:value-type="float" office:value="3.021"/>
          <table:table-cell office:value-type="float" office:value="2.47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2057.0"/>
          <table:table-cell office:value-type="float" office:value="132861.0"/>
          <table:table-cell office:value-type="float" office:value="72410.0"/>
          <table:table-cell office:value-type="float" office:value="276935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24261"/>
          <table:table-cell office:value-type="float" office:value="0.53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877.0"/>
          <table:table-cell office:value-type="float" office:value="72848.0"/>
          <table:table-cell office:value-type="float" office:value="278667.0"/>
          <table:table-cell office:value-type="float" office:value="1341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5.0994"/>
          <table:table-cell office:value-type="float" office:value="22.879"/>
          <table:table-cell office:value-type="float" office:value="22.43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97805.0"/>
          <table:table-cell office:value-type="float" office:value="499037.0"/>
          <table:table-cell office:value-type="float" office:value="72410.0"/>
          <table:table-cell office:value-type="float" office:value="276935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6419"/>
          <table:table-cell office:value-type="float" office:value="3.261"/>
          <table:table-cell office:value-type="float" office:value="2.75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214.0"/>
          <table:table-cell office:value-type="float" office:value="151906.0"/>
          <table:table-cell office:value-type="float" office:value="72410.0"/>
          <table:table-cell office:value-type="float" office:value="276935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608"/>
          <table:table-cell office:value-type="float" office:value="0.57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0.0"/>
          <table:table-cell office:value-type="float" office:value="72848.0"/>
          <table:table-cell office:value-type="float" office:value="27866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0.4531"/>
          <table:table-cell office:value-type="float" office:value="8.202"/>
          <table:table-cell office:value-type="float" office:value="7.76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5921.0"/>
          <table:table-cell office:value-type="float" office:value="276185.0"/>
          <table:table-cell office:value-type="float" office:value="72410.0"/>
          <table:table-cell office:value-type="float" office:value="276935.0"/>
          <table:table-cell office:value-type="float" office:value="127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9277"/>
          <table:table-cell office:value-type="float" office:value="14.109"/>
          <table:table-cell office:value-type="float" office:value="13.67"/>
          <table:table-cell office:value-type="float" office:value="1.0"/>
          <table:table-cell office:value-type="float" office:value="0.0"/>
          <table:table-cell office:value-type="float" office:value="252.0"/>
          <table:table-cell office:value-type="float" office:value="71746.0"/>
          <table:table-cell office:value-type="float" office:value="415243.0"/>
          <table:table-cell office:value-type="float" office:value="72410.0"/>
          <table:table-cell office:value-type="float" office:value="276935.0"/>
          <table:table-cell office:value-type="float" office:value="1254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22365"/>
          <table:table-cell office:value-type="float" office:value="0.56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1.0"/>
          <table:table-cell office:value-type="float" office:value="72848.0"/>
          <table:table-cell office:value-type="float" office:value="27866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9.2389"/>
          <table:table-cell office:value-type="float" office:value="25.889"/>
          <table:table-cell office:value-type="float" office:value="24.61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4574.0"/>
          <table:table-cell office:value-type="float" office:value="589382.0"/>
          <table:table-cell office:value-type="float" office:value="199120.0"/>
          <table:table-cell office:value-type="float" office:value="770371.0"/>
          <table:table-cell office:value-type="float" office:value="180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622"/>
          <table:table-cell office:value-type="float" office:value="6.833"/>
          <table:table-cell office:value-type="float" office:value="5.64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24545.0"/>
          <table:table-cell office:value-type="float" office:value="175467.0"/>
          <table:table-cell office:value-type="float" office:value="199120.0"/>
          <table:table-cell office:value-type="float" office:value="770371.0"/>
          <table:table-cell office:value-type="float" office:value="180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3377"/>
          <table:table-cell office:value-type="float" office:value="2.543"/>
          <table:table-cell office:value-type="float" office:value="1.27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5279.0"/>
          <table:table-cell office:value-type="float" office:value="51299.0"/>
          <table:table-cell office:value-type="float" office:value="200048.0"/>
          <table:table-cell office:value-type="float" office:value="774017.0"/>
          <table:table-cell office:value-type="float" office:value="1836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3.2309"/>
          <table:table-cell office:value-type="float" office:value="19.889"/>
          <table:table-cell office:value-type="float" office:value="18.61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8538.0"/>
          <table:table-cell office:value-type="float" office:value="474359.0"/>
          <table:table-cell office:value-type="float" office:value="199120.0"/>
          <table:table-cell office:value-type="float" office:value="770370.0"/>
          <table:table-cell office:value-type="float" office:value="180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3899"/>
          <table:table-cell office:value-type="float" office:value="4.988"/>
          <table:table-cell office:value-type="float" office:value="3.83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16264.0"/>
          <table:table-cell office:value-type="float" office:value="75811.0"/>
          <table:table-cell office:value-type="float" office:value="199120.0"/>
          <table:table-cell office:value-type="float" office:value="770370.0"/>
          <table:table-cell office:value-type="float" office:value="181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1295"/>
          <table:table-cell office:value-type="float" office:value="1.501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7736.0"/>
          <table:table-cell office:value-type="float" office:value="200048.0"/>
          <table:table-cell office:value-type="float" office:value="774016.0"/>
          <table:table-cell office:value-type="float" office:value="1840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7.4682"/>
          <table:table-cell office:value-type="float" office:value="14.137"/>
          <table:table-cell office:value-type="float" office:value="12.87"/>
          <table:table-cell office:value-type="float" office:value="0.0"/>
          <table:table-cell office:value-type="float" office:value="0.0"/>
          <table:table-cell office:value-type="float" office:value="153.0"/>
          <table:table-cell office:value-type="float" office:value="43721.0"/>
          <table:table-cell office:value-type="float" office:value="330322.0"/>
          <table:table-cell office:value-type="float" office:value="199120.0"/>
          <table:table-cell office:value-type="float" office:value="770370.0"/>
          <table:table-cell office:value-type="float" office:value="180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1686"/>
          <table:table-cell office:value-type="float" office:value="56.968"/>
          <table:table-cell office:value-type="float" office:value="55.76"/>
          <table:table-cell office:value-type="float" office:value="1.0"/>
          <table:table-cell office:value-type="float" office:value="0.0"/>
          <table:table-cell office:value-type="float" office:value="525.0"/>
          <table:table-cell office:value-type="float" office:value="199951.0"/>
          <table:table-cell office:value-type="float" office:value="2128014.0"/>
          <table:table-cell office:value-type="float" office:value="199120.0"/>
          <table:table-cell office:value-type="float" office:value="770370.0"/>
          <table:table-cell office:value-type="float" office:value="182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46687"/>
          <table:table-cell office:value-type="float" office:value="3.591"/>
          <table:table-cell office:value-type="float" office:value="2.21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8827.0"/>
          <table:table-cell office:value-type="float" office:value="90733.0"/>
          <table:table-cell office:value-type="float" office:value="200048.0"/>
          <table:table-cell office:value-type="float" office:value="774016.0"/>
          <table:table-cell office:value-type="float" office:value="1836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9.9433"/>
          <table:table-cell office:value-type="float" office:value="65.406"/>
          <table:table-cell office:value-type="float" office:value="63.01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25932.0"/>
          <table:table-cell office:value-type="float" office:value="636921.0"/>
          <table:table-cell office:value-type="float" office:value="199120.0"/>
          <table:table-cell office:value-type="float" office:value="770370.0"/>
          <table:table-cell office:value-type="float" office:value="1822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238"/>
          <table:table-cell office:value-type="float" office:value="39.088"/>
          <table:table-cell office:value-type="float" office:value="37.76"/>
          <table:table-cell office:value-type="float" office:value="1.0"/>
          <table:table-cell office:value-type="float" office:value="0.0"/>
          <table:table-cell office:value-type="float" office:value="315.0"/>
          <table:table-cell office:value-type="float" office:value="104727.0"/>
          <table:table-cell office:value-type="float" office:value="1642761.0"/>
          <table:table-cell office:value-type="float" office:value="199120.0"/>
          <table:table-cell office:value-type="float" office:value="770370.0"/>
          <table:table-cell office:value-type="float" office:value="181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20685"/>
          <table:table-cell office:value-type="float" office:value="1.983"/>
          <table:table-cell office:value-type="float" office:value="0.69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773.0"/>
          <table:table-cell office:value-type="float" office:value="32923.0"/>
          <table:table-cell office:value-type="float" office:value="200048.0"/>
          <table:table-cell office:value-type="float" office:value="774016.0"/>
          <table:table-cell office:value-type="float" office:value="1836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2.9081"/>
          <table:table-cell office:value-type="float" office:value="29.554"/>
          <table:table-cell office:value-type="float" office:value="28.27"/>
          <table:table-cell office:value-type="float" office:value="0.0"/>
          <table:table-cell office:value-type="float" office:value="0.0"/>
          <table:table-cell office:value-type="float" office:value="252.0"/>
          <table:table-cell office:value-type="float" office:value="85099.0"/>
          <table:table-cell office:value-type="float" office:value="961763.0"/>
          <table:table-cell office:value-type="float" office:value="199120.0"/>
          <table:table-cell office:value-type="float" office:value="770372.0"/>
          <table:table-cell office:value-type="float" office:value="1807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.262"/>
          <table:table-cell office:value-type="float" office:value="60.134"/>
          <table:table-cell office:value-type="float" office:value="58.82"/>
          <table:table-cell office:value-type="float" office:value="1.0"/>
          <table:table-cell office:value-type="float" office:value="0.0"/>
          <table:table-cell office:value-type="float" office:value="510.0"/>
          <table:table-cell office:value-type="float" office:value="186690.0"/>
          <table:table-cell office:value-type="float" office:value="2047017.0"/>
          <table:table-cell office:value-type="float" office:value="199120.0"/>
          <table:table-cell office:value-type="float" office:value="770372.0"/>
          <table:table-cell office:value-type="float" office:value="181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6048"/>
          <table:table-cell office:value-type="float" office:value="6.368"/>
          <table:table-cell office:value-type="float" office:value="5.02"/>
          <table:table-cell office:value-type="float" office:value="1.0"/>
          <table:table-cell office:value-type="float" office:value="0.0"/>
          <table:table-cell office:value-type="float" office:value="76.0"/>
          <table:table-cell office:value-type="float" office:value="19985.0"/>
          <table:table-cell office:value-type="float" office:value="239729.0"/>
          <table:table-cell office:value-type="float" office:value="200048.0"/>
          <table:table-cell office:value-type="float" office:value="774018.0"/>
          <table:table-cell office:value-type="float" office:value="1842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3.1237"/>
          <table:table-cell office:value-type="float" office:value="0.631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4366.0"/>
          <table:table-cell office:value-type="float" office:value="36214.0"/>
          <table:table-cell office:value-type="float" office:value="23182.0"/>
          <table:table-cell office:value-type="float" office:value="88850.0"/>
          <table:table-cell office:value-type="float" office:value="124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0705"/>
          <table:table-cell office:value-type="float" office:value="0.1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682.0"/>
          <table:table-cell office:value-type="float" office:value="23182.0"/>
          <table:table-cell office:value-type="float" office:value="88850.0"/>
          <table:table-cell office:value-type="float" office:value="1495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8727"/>
          <table:table-cell office:value-type="float" office:value="0.19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3356.0"/>
          <table:table-cell office:value-type="float" office:value="89539.0"/>
          <table:table-cell office:value-type="float" office:value="1495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53856"/>
          <table:table-cell office:value-type="float" office:value="1.014"/>
          <table:table-cell office:value-type="float" office:value="0.85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739.0"/>
          <table:table-cell office:value-type="float" office:value="52087.0"/>
          <table:table-cell office:value-type="float" office:value="23182.0"/>
          <table:table-cell office:value-type="float" office:value="8885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14"/>
          <table:table-cell office:value-type="float" office:value="0.331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75.0"/>
          <table:table-cell office:value-type="float" office:value="18551.0"/>
          <table:table-cell office:value-type="float" office:value="23182.0"/>
          <table:table-cell office:value-type="float" office:value="8885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38"/>
          <table:table-cell office:value-type="float" office:value="0.18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2.0"/>
          <table:table-cell office:value-type="float" office:value="23356.0"/>
          <table:table-cell office:value-type="float" office:value="89539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54874"/>
          <table:table-cell office:value-type="float" office:value="0.2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6.0"/>
          <table:table-cell office:value-type="float" office:value="973.0"/>
          <table:table-cell office:value-type="float" office:value="23182.0"/>
          <table:table-cell office:value-type="float" office:value="88850.0"/>
          <table:table-cell office:value-type="float" office:value="143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5405"/>
          <table:table-cell office:value-type="float" office:value="0.19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849.0"/>
          <table:table-cell office:value-type="float" office:value="23182.0"/>
          <table:table-cell office:value-type="float" office:value="88850.0"/>
          <table:table-cell office:value-type="float" office:value="149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4749"/>
          <table:table-cell office:value-type="float" office:value="0.2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23356.0"/>
          <table:table-cell office:value-type="float" office:value="89539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68078"/>
          <table:table-cell office:value-type="float" office:value="0.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919.0"/>
          <table:table-cell office:value-type="float" office:value="23182.0"/>
          <table:table-cell office:value-type="float" office:value="88850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014"/>
          <table:table-cell office:value-type="float" office:value="0.1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300.0"/>
          <table:table-cell office:value-type="float" office:value="23182.0"/>
          <table:table-cell office:value-type="float" office:value="8885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7658"/>
          <table:table-cell office:value-type="float" office:value="0.17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5.0"/>
          <table:table-cell office:value-type="float" office:value="23356.0"/>
          <table:table-cell office:value-type="float" office:value="89539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62534"/>
          <table:table-cell office:value-type="float" office:value="0.259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976.0"/>
          <table:table-cell office:value-type="float" office:value="8022.0"/>
          <table:table-cell office:value-type="float" office:value="23182.0"/>
          <table:table-cell office:value-type="float" office:value="8885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0331"/>
          <table:table-cell office:value-type="float" office:value="0.16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3.0"/>
          <table:table-cell office:value-type="float" office:value="23182.0"/>
          <table:table-cell office:value-type="float" office:value="8885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8778"/>
          <table:table-cell office:value-type="float" office:value="0.17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.0"/>
          <table:table-cell office:value-type="float" office:value="23356.0"/>
          <table:table-cell office:value-type="float" office:value="89539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